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01a9aa"/>
    </style:style>
    <style:style style:name="P3" style:family="paragraph" style:parent-style-name="Standard" style:list-style-name="L1">
      <style:text-properties officeooo:paragraph-rsid="0001a9aa"/>
    </style:style>
    <style:style style:name="P4" style:family="paragraph" style:parent-style-name="Standard" style:list-style-name="L3">
      <style:text-properties officeooo:paragraph-rsid="0001a9aa"/>
    </style:style>
    <style:style style:name="T1"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ference between HTTP/1.1 and HTTP/2</text:p>
      <text:p text:style-name="Standard"/>
      <text:list xml:id="list3404734872" text:style-name="L1">
        <text:list-item>
          <text:p text:style-name="P3">Hyper Text Transfer Protocol (HTTP) is an application transfer protocol that is the foundation of transfer of data in the world wide web.</text:p>
        </text:list-item>
        <text:list-item>
          <text:p text:style-name="P3">In 1996, HTTP/1.0 was introduced which supported basic operations like GET, POST and HEAD.</text:p>
        </text:list-item>
        <text:list-item>
          <text:p text:style-name="P3">It was used to access basic websites which mainly used text and multiple pages.</text:p>
        </text:list-item>
        <text:list-item>
          <text:p text:style-name="P3">Just after a year in 1997,HTTP/1.1 was launched which had additional features like CORS and Keep-alive as pages become more dynamic and Heavy.</text:p>
        </text:list-item>
        <text:list-item>
          <text:p text:style-name="P3">This version was popular and was used for 18 years. Keeping in mind the flaws in HTTP/1.1, HTTP/2 was released in 2015 by Internet Engineering Task Force (IETF),which was derived from the earlier experimental SPDY protocol developed by Google.</text:p>
        </text:list-item>
      </text:list>
      <text:p text:style-name="Standard"/>
      <text:p text:style-name="P2"><text:span text:style-name="T1">DIFFERENCE BETWEEN THE TWO:</text:span></text:p>
      <text:p text:style-name="P2"><text:span text:style-name="T1"/></text:p>
      <text:list xml:id="list2896075736" text:style-name="L3">
        <text:list-item>
          <text:p text:style-name="P4">In HTTP/1.1, request and response travel are sent in plain text using methods like GET and POST. Multiple TCP connections are made to receive the elements of web page till it is fully loaded.</text:p>
        </text:list-item>
        <text:list-item>
          <text:p text:style-name="P4">Where as in HTTP/2, multiple requests for data can be made in parallel using a single TCP connection.</text:p>
        </text:list-item>
        <text:list-item>
          <text:p text:style-name="P4">This is the most advanced feature of the HTTP/2 protocol because it allows us to download web files asynchronously from one server. Also in the latter, binary framing layer has been introduced to encode requests and responses into smaller binary data increasing the flexibility of data transfer. Within a single connection there are multiple streams of data. </text:p>
        </text:list-item>
        <text:list-item>
          <text:p text:style-name="P4">Each stream consists of multiple messages in the familiar request/response format. Finally, each of these messages split into smaller units called frames.</text:p>
        </text:list-item>
      </text:list>
      <text:p text:style-name="Standard"/>
      <text:p text:style-name="Standard">In HTTP/1.1,programs like gzip were used to used to compress the data sent in HTTP messages, to decrease the size of CSS and JavaScript files. The header component of a message, however, is always sent as plain text. Although the size of the header is quite small, repeated requests can become heavier on the connection and decrease speed. The use of cookies can sometimes make headers much larger, increasing the need for some kind of compression. In order to solve this, TTP uses H PACK compression to shrink the size of headers and automatically reuses header data during every request.</text:p>
      <text:p text:style-name="Standard"/>
      <text:p text:style-name="Standard">The addition of a new method called PUSH enables the server to send resources to the client which isn’t requested but might be needed in future. This feature helps in optimizing the web application.</text:p>
      <text:p text:style-name="Standard"/>
      <text:p text:style-name="P1">BENEFITS OF USING HTTP/2:</text:p>
      <text:p text:style-name="P1"/>
      <text:p text:style-name="Standard">- Multiple requests can be sent over one connection, eliminating the need to have more than one connection between client and server.</text:p>
      <text:p text:style-name="Standard">- Stream prioritization allows developers to allocate dependency levels according to which the streams get delivered to the client.</text:p>
      <text:p text:style-name="Standard">- HTTP/2 is compatible with almost all browsers and is backward compatible with previous protocol versions like HTTP/1.1.</text:p>
      <text:p text:style-name="Standard">- Headers are sent only once over the connection in the form of binary codes using HPACK.</text:p>
      <text:p text:style-name="Standard"/>
      <text:p text:style-name="Standard">- Instead of text, data is transferred in binary format removing security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2-08-09T22:46:37.417000000</dc:date>
    <meta:editing-duration>PT8M42S</meta:editing-duration>
    <meta:editing-cycles>1</meta:editing-cycles>
    <meta:document-statistic meta:table-count="0" meta:image-count="0" meta:object-count="0" meta:page-count="1" meta:paragraph-count="19" meta:word-count="489" meta:character-count="2937" meta:non-whitespace-character-count="2475"/>
  </office:meta>
</office:document-meta>
</file>